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weight="bold" officeooo:rsid="001b7a64" officeooo:paragraph-rsid="001b7a64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weight="bold" officeooo:rsid="001d08cf" officeooo:paragraph-rsid="001d08c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weight="bold" officeooo:paragraph-rsid="001ec1e2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normal" officeooo:rsid="001b7a64" officeooo:paragraph-rsid="001b7a64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text-position="0% 100%" officeooo:paragraph-rsid="001d08cf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1b7a64"/>
    </style:style>
    <style:style style:name="P7" style:family="paragraph" style:parent-style-name="Text_20_body">
      <style:paragraph-properties fo:line-height="100%" fo:text-align="justify" style:justify-single-word="false"/>
      <style:text-properties officeooo:paragraph-rsid="001b7a64"/>
    </style:style>
    <style:style style:name="P8" style:family="paragraph" style:parent-style-name="Text_20_body">
      <style:paragraph-properties fo:line-height="100%" fo:text-align="justify" style:justify-single-word="false"/>
      <style:text-properties officeooo:paragraph-rsid="001d08cf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1ec1e2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1d409c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paragraph-rsid="0020aa23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20aa23"/>
    </style:style>
    <style:style style:name="P17" style:family="paragraph" style:parent-style-name="Standard">
      <style:paragraph-properties fo:line-height="100%" fo:text-align="justify" style:justify-single-word="false"/>
      <style:text-properties officeooo:rsid="0020d0a0" officeooo:paragraph-rsid="001ec1e2"/>
    </style:style>
    <style:style style:name="P18" style:family="paragraph" style:parent-style-name="Standard">
      <style:paragraph-properties fo:line-height="100%" fo:text-align="justify" style:justify-single-word="false"/>
      <style:text-properties officeooo:paragraph-rsid="001b7a64"/>
    </style:style>
    <style:style style:name="P19" style:family="paragraph" style:parent-style-name="Standard">
      <style:paragraph-properties fo:line-height="100%" fo:text-align="justify" style:justify-single-word="false"/>
      <style:text-properties officeooo:rsid="00235ce7" officeooo:paragraph-rsid="00235ce7"/>
    </style:style>
    <style:style style:name="T1" style:family="text">
      <style:text-properties officeooo:rsid="001b7a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a64" style:font-weight-asian="bold" style:font-weight-complex="bold"/>
    </style:style>
    <style:style style:name="T4" style:family="text">
      <style:text-properties fo:font-weight="bold" officeooo:rsid="001d08cf" style:font-weight-asian="bold" style:font-weight-complex="bold"/>
    </style:style>
    <style:style style:name="T5" style:family="text">
      <style:text-properties officeooo:rsid="001d08cf"/>
    </style:style>
    <style:style style:name="T6" style:family="text">
      <style:text-properties officeooo:rsid="0020d0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BIBLIOTECA</text:span><text:span text:style-name="T3"> import System.IO</text:span></text:p>
      <text:p text:style-name="P8"><text:span text:style-name="Strong_20_Emphasis"><text:span text:style-name="T4">FUNÇÕES:</text:span></text:span></text:p>
      <text:p text:style-name="P8"><text:span text:style-name="Strong_20_Emphasis"><text:span text:style-name="T1">putStrLn :: String -&gt; IO ()</text:span></text:span></text:p>
      <text:p text:style-name="P9"><text:span text:style-name="T5">E</text:span>ecebe uma string e produz uma ação de IO que imprime a string seguida por uma nova linha no console.</text:p>
      <text:p text:style-name="P10"><text:span text:style-name="Strong_20_Emphasis">putStr :: String -&gt; IO ()</text:span></text:p>
      <text:p text:style-name="P9">Similar ao putStrLn, mas não adiciona uma nova linha após a string.</text:p>
      <text:p text:style-name="P10"><text:span text:style-name="Strong_20_Emphasis">getLine :: IO String</text:span></text:p>
      <text:p text:style-name="P9">Produz uma ação de IO que lê uma linha do console e retorna essa linha como uma String.</text:p>
      <text:p text:style-name="P10"><text:span text:style-name="Strong_20_Emphasis">getChar :: IO Char</text:span></text:p>
      <text:p text:style-name="P9">Produz uma ação de IO que lê um caractere do console e o retorna.</text:p>
      <text:p text:style-name="P10"><text:span text:style-name="Strong_20_Emphasis">readFile :: FilePath -&gt; IO String</text:span></text:p>
      <text:p text:style-name="P9">Dada uma caminho de arquivo (FilePath), essa função produz uma ação de IO que lê o conteúdo do arquivo como uma String.</text:p>
      <text:p text:style-name="P10"><text:span text:style-name="Strong_20_Emphasis">hFlush :: Handle -&gt; IO ()</text:span></text:p>
      <text:p text:style-name="P9">Dado um identificador de arquivo (Handle), essa função produz uma ação de IO que descarrega o buffer associado ao arquivo.</text:p>
      <text:p text:style-name="P10"><text:span text:style-name="Strong_20_Emphasis"/></text:p>
      <text:p text:style-name="P1"><text:span text:style-name="T5">BIBLIOTECA</text:span> import Data.Char</text:p>
      <text:p text:style-name="P2">FUNÇÕES:</text:p>
      <text:p text:style-name="P8"><text:span text:style-name="Strong_20_Emphasis"><text:span text:style-name="T1">ord :: Char -&gt; Int</text:span></text:span></text:p>
      <text:p text:style-name="P8">Dado um caractere, retorna o valor Unicode correspondente como um número inteiro.</text:p>
      <text:p text:style-name="P10"><text:span text:style-name="Strong_20_Emphasis">chr :: Int -&gt; Char</text:span></text:p>
      <text:p text:style-name="P9">Dado um valor Unicode representado por um número inteiro, retorna o caractere correspondente.</text:p>
      <text:p text:style-name="P10"><text:span text:style-name="Strong_20_Emphasis">isDigit :: Char -&gt; Bool</text:span></text:p>
      <text:p text:style-name="P9">Verifica se o caractere é um dígito decimal ('0' a '9').</text:p>
      <text:p text:style-name="P10"><text:span text:style-name="Strong_20_Emphasis">isAlpha :: Char -&gt; Bool</text:span></text:p>
      <text:p text:style-name="P9">Verifica se o caractere é uma letra do alfabeto ('a' a 'z' ou 'A' a 'Z').</text:p>
      <text:p text:style-name="P10"><text:span text:style-name="Strong_20_Emphasis">isSpace :: Char -&gt; Bool</text:span></text:p>
      <text:p text:style-name="P9">Verifica se o caractere é um espaço em branco (' ', '\t', '\n', etc.).</text:p>
      <text:p text:style-name="P10"><text:span text:style-name="Strong_20_Emphasis">toUpper :: Char -&gt; Char</text:span></text:p>
      <text:p text:style-name="P9">Converte um caractere para maiúsculo, se aplicável.</text:p>
      <text:p text:style-name="P10"><text:span text:style-name="Strong_20_Emphasis">toLower :: Char -&gt; Char</text:span></text:p>
      <text:p text:style-name="P9">Converte um caractere para minúsculo, se aplicável.</text:p>
      <text:p text:style-name="P10"><text:span text:style-name="Strong_20_Emphasis">digitToInt :: Char -&gt; Int</text:span></text:p>
      <text:p text:style-name="P9">Converte um caractere que representa um dígito decimal para o valor numérico correspondente.</text:p>
      <text:p text:style-name="P10"><text:span text:style-name="Strong_20_Emphasis">intToDigit :: Int -&gt; Char</text:span></text:p>
      <text:p text:style-name="P9">Converte um valor numérico (0 a 9) para o caractere correspondente.</text:p>
      <text:p text:style-name="P10"><text:span text:style-name="Strong_20_Emphasis">isUpper :: Char -&gt; Bool</text:span></text:p>
      <text:p text:style-name="P9">Verifica se o caractere está em maiúscula.</text:p>
      <text:p text:style-name="P10"><text:span text:style-name="Strong_20_Emphasis">isLower :: Char -&gt; Bool</text:span></text:p>
      <text:p text:style-name="P9">Verifica se o caractere está em minúscula.</text:p>
      <text:p text:style-name="P10"><text:span text:style-name="Strong_20_Emphasis">isAlphaNum :: Char -&gt; Bool</text:span></text:p>
      <text:p text:style-name="P9">Verifica se o caractere é alfanumérico (letra ou dígito).</text:p>
      <text:p text:style-name="P10"><text:span text:style-name="Strong_20_Emphasis">isPrint :: Char -&gt; Bool</text:span></text:p>
      <text:p text:style-name="P9">Verifica se o caractere é imprimível (pode ser exibido na tela).</text:p>
      <text:p text:style-name="P10"><text:span text:style-name="Strong_20_Emphasis">isPunctuation :: Char -&gt; Bool</text:span></text:p>
      <text:p text:style-name="P9">Verifica se o caractere é um caractere de pontuação.</text:p>
      <text:p text:style-name="P10"><text:span text:style-name="Strong_20_Emphasis">isSymbol :: Char -&gt; Bool</text:span></text:p>
      <text:p text:style-name="P10">Verifica se o caractere é um símbolo.</text:p>
      <text:p text:style-name="P4"/>
      <text:p text:style-name="P6"><text:span text:style-name="T4">BIBLIOTECA</text:span><text:span text:style-name="T2"> </text:span><text:span text:style-name="T3">import Data.List</text:span></text:p>
      <text:p text:style-name="P1"><text:span text:style-name="T5">FUNÇÕES</text:span>:</text:p>
      <text:p text:style-name="P7"><text:span text:style-name="Strong_20_Emphasis">head :: [a] -&gt; a</text:span></text:p>
      <text:p text:style-name="P13">Dada uma lista, retorna o primeiro elemento.</text:p>
      <text:p text:style-name="P14"><text:span text:style-name="Strong_20_Emphasis">tail :: [a] -&gt; [a]</text:span></text:p>
      <text:p text:style-name="P13">Dada uma lista, retorna todos os elementos, exceto o primeiro.</text:p>
      <text:p text:style-name="P14"><text:span text:style-name="Strong_20_Emphasis">length :: [a] -&gt; Int</text:span></text:p>
      <text:p text:style-name="P13">Dada uma lista, retorna o número de elementos na lista.</text:p>
      <text:p text:style-name="P14"><text:span text:style-name="Strong_20_Emphasis">null :: [a] -&gt; Bool</text:span></text:p>
      <text:p text:style-name="P13">Dada uma lista, retorna True se a lista estiver vazia e False caso contrário.</text:p>
      <text:p text:style-name="P14"><text:span text:style-name="Strong_20_Emphasis">last :: [a] -&gt; a</text:span></text:p>
      <text:p text:style-name="P13">Dada uma lista, retorna o último elemento.</text:p>
      <text:p text:style-name="P14"><text:span text:style-name="Strong_20_Emphasis">init :: [a] -&gt; [a]</text:span></text:p>
      <text:p text:style-name="P13">Dada uma lista, retorna todos os elementos, exceto o último.</text:p>
      <text:p text:style-name="P14"><text:span text:style-name="Strong_20_Emphasis">take :: Int -&gt; [a] -&gt; [a]</text:span></text:p>
      <text:p text:style-name="P13">Dados um número inteiro n e uma lista, retorna os primeiros n elementos da lista.</text:p>
      <text:p text:style-name="P14"><text:span text:style-name="Strong_20_Emphasis">drop :: Int -&gt; [a] -&gt; [a]</text:span></text:p>
      <text:p text:style-name="P13">Dados um número inteiro n e uma lista, retorna a lista sem os primeiros n elementos.</text:p>
      <text:p text:style-name="P14"><text:span text:style-name="Strong_20_Emphasis">sum :: (Num a) =&gt; [a] -&gt; a</text:span></text:p>
      <text:p text:style-name="P13">Dada uma lista de números, retorna a soma de todos os elementos.</text:p>
      <text:p text:style-name="P14"><text:span text:style-name="Strong_20_Emphasis">product :: (Num a) =&gt; [a] -&gt; a</text:span></text:p>
      <text:p text:style-name="P13">Dada uma lista de números, retorna o produto de todos os elementos.</text:p>
      <text:p text:style-name="P14"><text:soft-page-break/><text:span text:style-name="Strong_20_Emphasis">elem :: (Eq a) =&gt; a -&gt; [a] -&gt; Bool</text:span></text:p>
      <text:p text:style-name="P13">Dado um elemento e uma lista, verifica se o elemento está presente na lista.</text:p>
      <text:p text:style-name="P14"><text:span text:style-name="Strong_20_Emphasis">notElem :: (Eq a) =&gt; a -&gt; [a] -&gt; Bool</text:span></text:p>
      <text:p text:style-name="P13">Dado um elemento e uma lista, verifica se o elemento não está presente na lista.</text:p>
      <text:p text:style-name="P14"><text:span text:style-name="Strong_20_Emphasis">reverse :: [a] -&gt; [a]</text:span></text:p>
      <text:p text:style-name="P13">Dada uma lista, retorna a lista em ordem inversa.</text:p>
      <text:p text:style-name="P14"><text:span text:style-name="Strong_20_Emphasis">concat :: [[a]] -&gt; [a]</text:span></text:p>
      <text:p text:style-name="P14">Dada uma lista de listas, concatena todas as listas em uma única lista.</text:p>
      <text:p text:style-name="P6"/>
      <text:p text:style-name="P12"><text:span text:style-name="T3">Funções de Ordem Superior:</text:span><text:span text:style-name="T1"><text:line-break/></text:span><text:span text:style-name="Strong_20_Emphasis">map :: (a -&gt; b) -&gt; [a] -&gt; [b]</text:span></text:p>
      <text:p text:style-name="P13">Dada uma função e uma lista, retorna uma nova lista aplicando a função a cada elemento da lista.</text:p>
      <text:p text:style-name="P14"><text:span text:style-name="Strong_20_Emphasis">filter :: (a -&gt; Bool) -&gt; [a] -&gt; [a]</text:span></text:p>
      <text:p text:style-name="P13">Dada uma função de predicado e uma lista, retorna uma nova lista contendo apenas os elementos que satisfazem o predicado.</text:p>
      <text:p text:style-name="P14"><text:span text:style-name="Strong_20_Emphasis">flip :: (a -&gt; b -&gt; c) -&gt; b -&gt; a -&gt; c</text:span></text:p>
      <text:p text:style-name="P13">Dada uma função de dois argumentos, retorna uma nova função que aceita os mesmos argumentos, mas na ordem inversa.</text:p>
      <text:p text:style-name="P14"><text:span text:style-name="Strong_20_Emphasis">foldr :: (a -&gt; b -&gt; b) -&gt; b -&gt; [a] -&gt; b</text:span></text:p>
      <text:p text:style-name="P13">Dada uma função binária, um valor inicial e uma lista, aplica a função de maneira cumulativa da direita para a esquerda nos elementos da lista.</text:p>
      <text:p text:style-name="P14"><text:span text:style-name="Strong_20_Emphasis">foldl :: (b -&gt; a -&gt; b) -&gt; b -&gt; [a] -&gt; b</text:span></text:p>
      <text:p text:style-name="P14">Dada uma função binária, um valor inicial e uma lista, aplica a função de maneira cumulativa da esquerda para a direita nos elementos da lista.</text:p>
      <text:p text:style-name="P3">Monadas:</text:p>
      <text:p text:style-name="P17">(return) :: Monad m =&gt; a -&gt; m a (encapsula o tipo na monada)</text:p>
      <text:p text:style-name="P11">(&gt;&gt;=) :: Monad m =&gt; m a -&gt; (a -&gt; m b) -&gt; m b <text:span text:style-name="T6">(recebe uma monada a, desencapsula a e aplica em monada b e devolve monada b)</text:span></text:p>
      <text:p text:style-name="P11">(&gt;&gt;) :: Monad m =&gt; m a -&gt; m b -&gt; m b <text:span text:style-name="T6">(recebe uma monada a e retorna uma monada b)</text:span></text:p>
      <text:p text:style-name="P6"/>
      <text:p text:style-name="P19"><text:span text:style-name="T2">Outras Funções do Prelude </text:span></text:p>
      <text:p text:style-name="P15"><text:span text:style-name="Strong_20_Emphasis">repeat :: a -&gt; [a]</text:span></text:p>
      <text:p text:style-name="P16">Dado um elemento, retorna uma lista infinita contendo esse elemento.</text:p>
      <text:p text:style-name="P15"><text:span text:style-name="Strong_20_Emphasis">words :: String -&gt; [String]</text:span></text:p>
      <text:p text:style-name="P16">Dada uma string contendo palavras separadas por espaços, retorna uma lista de palavras.</text:p>
      <text:p text:style-name="P15"><text:span text:style-name="Strong_20_Emphasis">lines :: String -&gt; [String]</text:span></text:p>
      <text:p text:style-name="P16">Dada uma string contendo linhas separadas por quebras de linha, retorna uma lista de linhas.</text:p>
      <text:p text:style-name="P15"><text:span text:style-name="Strong_20_Emphasis">not :: Bool -&gt; Bool</text:span></text:p>
      <text:p text:style-name="P16">Dado um valor booleano, retorna o seu oposto lógico.</text:p>
      <text:p text:style-name="P15"><text:span text:style-name="Strong_20_Emphasis">any :: (a -&gt; Bool) -&gt; [a] -&gt; Bool</text:span></text:p>
      <text:p text:style-name="P16">Dada uma função de predicado e uma lista, verifica se pelo menos um elemento da lista satisfaz o predicado.</text:p>
      <text:p text:style-name="P15"><text:span text:style-name="Strong_20_Emphasis">toEnum :: Enum a =&gt; Int -&gt; a</text:span></text:p>
      <text:p text:style-name="P16">Converte um inteiro para um valor do tipo enumerado.</text:p>
      <text:p text:style-name="P15"><text:span text:style-name="Strong_20_Emphasis">fromEnum :: Enum a =&gt; a -&gt; Int</text:span></text:p>
      <text:p text:style-name="P16">Converte um valor do tipo enumerado para um inteiro.</text:p>
      <text:p text:style-name="P15"><text:span text:style-name="Strong_20_Emphasis">snd :: (a, b) -&gt; b</text:span></text:p>
      <text:p text:style-name="P16">Dado um par ordenado, retorna o segundo elemento.</text:p>
      <text:p text:style-name="P15"><text:span text:style-name="Strong_20_Emphasis">fst :: (a, b) -&gt; a</text:span></text:p>
      <text:p text:style-name="P15">Dado um par ordenado, retorna o primeiro elemento.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67cm" fo:margin-bottom="0.767cm" fo:margin-left="0.635cm" fo:margin-right="0.8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7:21:15.987182476</meta:creation-date>
    <dc:date>2023-11-23T20:41:33.099386199</dc:date>
    <meta:editing-duration>PT1H50M16S</meta:editing-duration>
    <meta:editing-cycles>9</meta:editing-cycles>
    <meta:generator>LibreOffice/7.6.2.1$Linux_X86_64 LibreOffice_project/60$Build-1</meta:generator>
    <meta:print-date>2023-11-23T20:36:08.381549900</meta:print-date>
    <meta:document-statistic meta:table-count="0" meta:image-count="0" meta:object-count="0" meta:page-count="2" meta:paragraph-count="109" meta:word-count="1029" meta:character-count="5276" meta:non-whitespace-character-count="4355"/>
  </office:meta>
</office:document-meta>
</file>